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660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co1" style:family="table-column">
      <style:table-column-properties style:column-width="2.349cm" style:use-optimal-column-width="false"/>
    </style:style>
    <style:style style:name="co2" style:family="table-column">
      <style:table-column-properties style:column-width="2.3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3333"/>
    </style:style>
    <style:style style:name="P1" style:family="paragraph">
      <style:paragraph-properties fo:text-align="center"/>
    </style:style>
    <style:style style:name="P2" style:family="paragraph">
      <style:text-properties fo:color="#ff00cc"/>
    </style:style>
    <style:style style:name="P3" style:family="paragraph">
      <style:text-properties fo:color="#ff3333"/>
    </style:style>
    <style:style style:name="T1" style:family="text">
      <style:text-properties fo:color="#ff00cc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0.979cm" svg:y="2.48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6.567cm" svg:y="5.2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.978cm" svg:y="7.94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0.979cm" svg:y="7.946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176cm" svg:y1="3.16cm" svg:x2="10.907cm" svg:y2="3.16cm">
          <text:p/>
        </draw:line>
        <draw:line draw:style-name="gr2" draw:text-style-name="P1" draw:layer="layout" svg:x1="12.304cm" svg:y1="3.16cm" svg:x2="16.876cm" svg:y2="5.446cm">
          <text:p/>
        </draw:line>
        <draw:line draw:style-name="gr2" draw:text-style-name="P1" draw:layer="layout" svg:x1="16.749cm" svg:y1="6.335cm" svg:x2="12.304cm" svg:y2="8.621cm">
          <text:p/>
        </draw:line>
        <draw:line draw:style-name="gr2" draw:text-style-name="P1" draw:layer="layout" svg:x1="10.907cm" svg:y1="8.621cm" svg:x2="4.176cm" svg:y2="8.621cm">
          <text:p/>
        </draw:line>
        <draw:line draw:style-name="gr2" draw:text-style-name="P1" draw:layer="layout" svg:x1="3.541cm" svg:y1="3.795cm" svg:x2="3.668cm" svg:y2="7.859cm">
          <text:p/>
        </draw:line>
        <draw:line draw:style-name="gr2" draw:text-style-name="P1" draw:layer="layout" svg:x1="4.176cm" svg:y1="3.541cm" svg:x2="11.161cm" svg:y2="8.113cm">
          <text:p/>
        </draw:line>
        <draw:line draw:style-name="gr2" draw:text-style-name="P1" draw:layer="layout" svg:x1="11.542cm" svg:y1="3.795cm" svg:x2="11.542cm" svg:y2="7.986cm">
          <text:p/>
        </draw:line>
        <draw:line draw:style-name="gr2" draw:text-style-name="P1" draw:layer="layout" svg:x1="11.161cm" svg:y1="3.668cm" svg:x2="4.176cm" svg:y2="8.113cm">
          <text:p/>
        </draw:line>
        <draw:line draw:style-name="gr2" draw:text-style-name="P1" draw:layer="layout" svg:x1="16.495cm" svg:y1="5.827cm" svg:x2="4.303cm" svg:y2="8.24cm">
          <text:p/>
        </draw:line>
        <draw:line draw:style-name="gr2" draw:text-style-name="P1" draw:layer="layout" svg:x1="4.176cm" svg:y1="3.16cm" svg:x2="16.495cm" svg:y2="5.827cm">
          <text:p/>
        </draw:line>
        <draw:custom-shape draw:style-name="gr1" draw:text-style-name="P1" draw:layer="layout" svg:width="1.27cm" svg:height="1.27cm" svg:x="2.979cm" svg:y="2.48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2.192cm" svg:height="14.471cm" svg:x="5.191cm" svg:y="11.414cm">
          <draw:text-box>
            <text:p>Traveral from 0 to all other nodes</text:p>
            <text:p/>
            <text:p>PreorderGraphTraveral(int[][] arr, int u)</text:p>
            <text:p>{</text:p>
            <text:p><text:tab/>for(i=0 i &lt; arr.length i++)</text:p>
            <text:p><text:tab/>{</text:p>
            <text:p><text:tab/><text:tab/>arr[u][i]</text:p>
            <text:p><text:tab/><text:tab/>PreorderGraphTraveral(arr, i)</text:p>
            <text:p><text:tab/>}</text:p>
            <text:p>}</text:p>
            <text:p/>
            <text:p>PostGraphTraveral(int[][] arr, int u)</text:p>
            <text:p>{</text:p>
            <text:p><text:tab/>for(i=0 i&lt;arr.length i++)</text:p>
            <text:p><text:tab/>{</text:p>
            <text:p><text:tab/><text:tab/>postGraphTraveral(arr, u)</text:p>
            <text:p><text:tab/><text:tab/>arr[u][i]</text:p>
            <text:p><text:tab/>}</text:p>
            <text:p>}</text:p>
            <text:p/>
          </draw:text-box>
        </draw:frame>
        <draw:frame draw:style-name="gr4" draw:text-style-name="P2" draw:layer="layout" svg:width="0.853cm" svg:height="0.962cm" svg:x="7.731cm" svg:y="2.778cm">
          <draw:text-box>
            <text:p text:style-name="P2"><text:span text:style-name="T1">2</text:span></text:p>
          </draw:text-box>
        </draw:frame>
        <draw:frame draw:style-name="gr4" draw:text-style-name="P2" draw:layer="layout" svg:width="0.853cm" svg:height="0.962cm" svg:x="14.081cm" svg:y="3.848cm">
          <draw:text-box>
            <text:p text:style-name="P2"><text:span text:style-name="T1">3</text:span></text:p>
          </draw:text-box>
        </draw:frame>
        <draw:frame draw:style-name="gr4" draw:text-style-name="P2" draw:layer="layout" svg:width="0.853cm" svg:height="0.962cm" svg:x="14.008cm" svg:y="7.104cm">
          <draw:text-box>
            <text:p text:style-name="P2"><text:span text:style-name="T1">1</text:span></text:p>
          </draw:text-box>
        </draw:frame>
        <draw:frame draw:style-name="gr4" draw:text-style-name="P2" draw:layer="layout" svg:width="0.853cm" svg:height="0.962cm" svg:x="12.965cm" svg:y="6.061cm">
          <draw:text-box>
            <text:p text:style-name="P2"><text:span text:style-name="T1">6</text:span></text:p>
          </draw:text-box>
        </draw:frame>
        <draw:frame draw:style-name="gr4" draw:text-style-name="P2" draw:layer="layout" svg:width="0.853cm" svg:height="0.962cm" svg:x="13.727cm" svg:y="4.918cm">
          <draw:text-box>
            <text:p text:style-name="P2"><text:span text:style-name="T1">5</text:span></text:p>
          </draw:text-box>
        </draw:frame>
        <draw:frame draw:style-name="gr4" draw:text-style-name="P2" draw:layer="layout" svg:width="0.853cm" svg:height="0.962cm" svg:x="5.318cm" svg:y="4.202cm">
          <draw:text-box>
            <text:p text:style-name="P2"><text:span text:style-name="T1">3</text:span></text:p>
          </draw:text-box>
        </draw:frame>
        <draw:frame draw:style-name="gr4" draw:text-style-name="P2" draw:layer="layout" svg:width="1.065cm" svg:height="0.962cm" svg:x="7.35cm" svg:y="8.004cm">
          <draw:text-box>
            <text:p text:style-name="P2"><text:span text:style-name="T1">-3</text:span></text:p>
          </draw:text-box>
        </draw:frame>
        <draw:frame draw:style-name="gr4" draw:text-style-name="P2" draw:layer="layout" svg:width="1.065cm" svg:height="0.962cm" svg:x="5.926cm" svg:y="5.953cm">
          <draw:text-box>
            <text:p text:style-name="P2"><text:span text:style-name="T1">-2</text:span></text:p>
          </draw:text-box>
        </draw:frame>
        <draw:frame draw:style-name="gr4" draw:text-style-name="P2" draw:layer="layout" svg:width="0.853cm" svg:height="0.962cm" svg:x="11.114cm" svg:y="5.372cm">
          <draw:text-box>
            <text:p text:style-name="P2"><text:span text:style-name="T1">4</text:span></text:p>
          </draw:text-box>
        </draw:frame>
        <draw:frame draw:style-name="standard" draw:layer="layout" svg:width="14.098cm" svg:height="5.621cm" svg:x="19.845cm" svg:y="3.2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[0]</text:p>
              </table:table-cell>
              <table:table-cell>
                <text:p>[1]</text:p>
              </table:table-cell>
              <table:table-cell>
                <text:p>[2]</text:p>
              </table:table-cell>
              <table:table-cell>
                <text:p>[3]</text:p>
              </table:table-cell>
              <table:table-cell>
                <text:p>[4]</text:p>
              </table:table-cell>
            </table:table-row>
            <table:table-row table:style-name="ro2" table:default-cell-style-name="ce1">
              <table:table-cell>
                <text:p>[0]</text:p>
              </table:table-cell>
              <table:table-cell table:style-name="ce2">
                <text:p text:style-name="P3"><text:span text:style-name="T2">0</text:span>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3</text:p>
              </table:table-cell>
              <table:table-cell>
                <text:p>7</text:p>
              </table:table-cell>
            </table:table-row>
            <table:table-row table:style-name="ro2" table:default-cell-style-name="ce1">
              <table:table-cell>
                <text:p>[1]</text:p>
              </table:table-cell>
              <table:table-cell/>
              <table:table-cell table:style-name="ce2">
                <text:p text:style-name="P3"><text:span text:style-name="T2">0</text:span>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-2</text:p>
              </table:table-cell>
            </table:table-row>
            <table:table-row table:style-name="ro2" table:default-cell-style-name="ce1">
              <table:table-cell>
                <text:p>[2]</text:p>
              </table:table-cell>
              <table:table-cell/>
              <table:table-cell/>
              <table:table-cell table:style-name="ce2">
                <text:p text:style-name="P3"><text:span text:style-name="T2">0</text:span></text:p>
              </table:table-cell>
              <table:table-cell>
                <text:p>1</text:p>
              </table:table-cell>
              <table:table-cell>
                <text:p>6</text:p>
              </table:table-cell>
            </table:table-row>
            <table:table-row table:style-name="ro2" table:default-cell-style-name="ce1">
              <table:table-cell>
                <text:p>[3]</text:p>
              </table:table-cell>
              <table:table-cell/>
              <table:table-cell/>
              <table:table-cell/>
              <table:table-cell table:style-name="ce2">
                <text:p text:style-name="P3"><text:span text:style-name="T2">0</text:span></text:p>
              </table:table-cell>
              <table:table-cell>
                <text:p>-3</text:p>
              </table:table-cell>
            </table:table-row>
            <table:table-row table:style-name="ro2" table:default-cell-style-name="ce1">
              <table:table-cell>
                <text:p>[4]</text:p>
              </table:table-cell>
              <table:table-cell/>
              <table:table-cell/>
              <table:table-cell/>
              <table:table-cell/>
              <table:table-cell table:style-name="ce2">
                <text:p text:style-name="P3"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2" draw:layer="layout" svg:width="0.853cm" svg:height="0.962cm" svg:x="3.54cm" svg:y="5.064cm">
          <draw:text-box>
            <text:p><text:span text:style-name="T1">7</text:span></text:p>
          </draw:text-box>
        </draw:frame>
        <draw:frame draw:style-name="gr4" draw:layer="layout" svg:width="14.582cm" svg:height="13.76cm" svg:x="19.542cm" svg:y="11.116cm">
          <draw:text-box>
            <text:p>Traveral from u to v</text:p>
            <text:p>int GraphTraveral(int[][] arr, int u, int v)</text:p>
            <text:p>{<text:tab/></text:p>
            <text:p><text:tab/>if(u == v)</text:p>
            <text:p><text:tab/><text:tab/>return 0</text:p>
            <text:p><text:tab/>else </text:p>
            <text:p><text:tab/>{</text:p>
            <text:p><text:tab/><text:tab/>max = 0</text:p>
            <text:p><text:tab/><text:tab/>for(i=0 i&lt;arr.length i++)</text:p>
            <text:p><text:tab/><text:tab/>{</text:p>
            <text:p><text:tab/><text:tab/><text:tab/>if(i != u &amp;&amp; <text:s/>arr[u][i] != INF)</text:p>
            <text:p><text:tab/><text:tab/><text:tab/>{</text:p>
            <text:p><text:tab/><text:tab/><text:tab/><text:tab/>sub = GraphTraveral(arr, I, v)</text:p>
            <text:p><text:tab/><text:tab/><text:tab/><text:tab/>max = Max(sub, max) + arr[u][v]</text:p>
            <text:p><text:tab/><text:tab/><text:tab/>}<text:tab/><text:tab/><text:tab/></text:p>
            <text:p><text:tab/><text:tab/>}</text:p>
            <text:p><text:tab/><text:tab/>return max</text:p>
            <text:p><text:tab/>}</text:p>
            <text:p>}</text:p>
          </draw:text-box>
        </draw:frame>
        <draw:custom-shape draw:style-name="gr1" draw:text-style-name="P1" draw:layer="layout" svg:width="1.27cm" svg:height="1.27cm" svg:x="10.979cm" svg:y="2.48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6.567cm" svg:y="5.2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2.978cm" svg:y="7.94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0.979cm" svg:y="7.94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176cm" svg:y1="3.16cm" svg:x2="10.907cm" svg:y2="3.16cm">
          <text:p/>
        </draw:line>
        <draw:line draw:style-name="gr2" draw:text-style-name="P1" draw:layer="layout" svg:x1="12.304cm" svg:y1="3.16cm" svg:x2="16.876cm" svg:y2="5.446cm">
          <text:p/>
        </draw:line>
        <draw:line draw:style-name="gr2" draw:text-style-name="P1" draw:layer="layout" svg:x1="16.749cm" svg:y1="6.335cm" svg:x2="12.304cm" svg:y2="8.621cm">
          <text:p/>
        </draw:line>
        <draw:line draw:style-name="gr2" draw:text-style-name="P1" draw:layer="layout" svg:x1="10.907cm" svg:y1="8.621cm" svg:x2="4.176cm" svg:y2="8.621cm">
          <text:p/>
        </draw:line>
        <draw:line draw:style-name="gr2" draw:text-style-name="P1" draw:layer="layout" svg:x1="3.541cm" svg:y1="3.795cm" svg:x2="3.668cm" svg:y2="7.859cm">
          <text:p/>
        </draw:line>
        <draw:line draw:style-name="gr2" draw:text-style-name="P1" draw:layer="layout" svg:x1="4.176cm" svg:y1="3.541cm" svg:x2="11.161cm" svg:y2="8.113cm">
          <text:p/>
        </draw:line>
        <draw:line draw:style-name="gr2" draw:text-style-name="P1" draw:layer="layout" svg:x1="11.542cm" svg:y1="3.795cm" svg:x2="11.542cm" svg:y2="7.986cm">
          <text:p/>
        </draw:line>
        <draw:line draw:style-name="gr2" draw:text-style-name="P1" draw:layer="layout" svg:x1="11.161cm" svg:y1="3.668cm" svg:x2="4.176cm" svg:y2="8.113cm">
          <text:p/>
        </draw:line>
        <draw:line draw:style-name="gr2" draw:text-style-name="P1" draw:layer="layout" svg:x1="16.495cm" svg:y1="5.827cm" svg:x2="4.303cm" svg:y2="8.24cm">
          <text:p/>
        </draw:line>
        <draw:line draw:style-name="gr2" draw:text-style-name="P1" draw:layer="layout" svg:x1="4.176cm" svg:y1="3.16cm" svg:x2="16.495cm" svg:y2="5.827cm">
          <text:p/>
        </draw:line>
        <draw:custom-shape draw:style-name="gr1" draw:text-style-name="P1" draw:layer="layout" svg:width="1.27cm" svg:height="1.27cm" svg:x="2.979cm" svg:y="2.482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2.135cm" svg:height="1.161cm" draw:transform="rotate (-3.14159265358979) translate (3.497cm 3.08635989829363cm)" svg:viewBox="0 0 2136 1162" svg:d="M611 30c385-8 752-81 1155 34 686 197 291 981-170 1018-443 37-958 206-1358-102l-238-271">
          <text:p/>
        </draw:path>
        <draw:path draw:style-name="gr5" draw:text-style-name="P1" draw:layer="layout" svg:width="1.311cm" svg:height="1.751cm" draw:transform="rotate (2.08863551586161) translate (11.6109074600332cm 3.00260351639444cm)" svg:viewBox="0 0 1312 1752" svg:d="M635 12c471-97 738 411 666 888-77 507-500 674-837 852l-400-190-64-504 16-304">
          <text:p/>
        </draw:path>
        <draw:path draw:style-name="gr5" draw:text-style-name="P1" draw:layer="layout" svg:width="1.325cm" svg:height="1.37cm" draw:transform="rotate (1.97571271325758) translate (17.2372055642557cm 5.63821379943301cm)" svg:viewBox="0 0 1326 1371" svg:d="M544 25c441-134 882 287 763 808-118 514-646 619-1021 485l-206-383-80-330">
          <text:p/>
        </draw:path>
        <draw:path draw:style-name="gr5" draw:text-style-name="P1" draw:layer="layout" svg:width="1.592cm" svg:height="1.111cm" draw:transform="rotate (-2.81992847244724) translate (12.2593260965063cm 10.1241556823163cm)" svg:viewBox="0 0 1593 1112" svg:d="M526 1110c430 21 1182-190 1052-686-115-439-735-435-1149-419l-386 300-43 344 75 311">
          <text:p/>
        </draw:path>
        <draw:path draw:style-name="gr5" draw:text-style-name="P1" draw:layer="layout" svg:width="1.882cm" svg:height="0.988cm" draw:transform="rotate (-2.99917378662706) translate (4.02229556102692cm 10.2240197509292cm)" svg:viewBox="0 0 1883 989" svg:d="M423 989c476-182 1448 262 1460-373 10-567-1076-813-1585-434l-283 303-15 341 58 7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40.64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7T17:23:21.160962000</meta:creation-date>
    <dc:date>2015-01-07T18:17:13.520140000</dc:date>
    <meta:editing-duration>PT7M</meta:editing-duration>
    <meta:editing-cycles>1</meta:editing-cycles>
    <meta:document-statistic meta:object-count="48"/>
    <meta:generator>LibreOffice/4.2.5.2$MacOSX_X86_64 LibreOffice_project/61cb170a04bb1f12e77c884eab9192be736ec5f5</meta:generator>
  </office:meta>
</office:document-meta>
</file>